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f8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3 basic graphs:</text:p>
      <text:p text:style-name="Standard"/>
      <text:p text:style-name="Standard">- open plugin manager in jmeter</text:p>
      <text:p text:style-name="Standard">- go to available plugins</text:p>
      <text:p text:style-name="Standard">- select 3 basic graphs</text:p>
      <text:p text:style-name="Standard">- click apply changes restart</text:p>
      <text:p text:style-name="Standard">- open jmeter</text:p>
      <text:p text:style-name="Standard">-open script</text:p>
      <text:p text:style-name="Standard">- right click on threadgroup</text:p>
      <text:p text:style-name="Standard">- add-&gt; listeners-&gt;jp@gc Active threads over time</text:p>
      <text:p text:style-name="Standard">- add-&gt; listeners-&gt;jp@gc Response times over time</text:p>
      <text:p text:style-name="Standard">- start your test</text:p>
      <text:p text:style-name="Standard">- check if graphs are updating in run time</text:p>
      <text:p text:style-name="Standard"/>
      <text:p text:style-name="P1">2. Assertions:</text:p>
      <text:p text:style-name="Standard"/>
      <text:p text:style-name="Standard">- find out a valid resposne message from any request ( ex:login request will have a message like "user password is correct"</text:p>
      <text:p text:style-name="Standard">- then go to the request, right clikc on request, add-&gt;assertions-&gt;response assertions</text:p>
      <text:p text:style-name="Standard">- click on ADD button on response addertion</text:p>
      <text:p text:style-name="Standard">- paste your response message to the text box</text:p>
      <text:p text:style-name="Standard">- start test with wrong usename and password and check if script is failing</text:p>
      <text:p text:style-name="Standard"><text:s/></text:p>
      <text:p text:style-name="P1">3. Non Gui mode execution of jmeter:</text:p>
      <text:p text:style-name="Standard"/>
      <text:p text:style-name="Standard">- create a scrpt with 1 user and hold load for 60 seconds and rampup is 0</text:p>
      <text:p text:style-name="Standard">- close jmeter</text:p>
      <text:p text:style-name="Standard">- open cmd</text:p>
      <text:p text:style-name="Standard">- go to the jmeter bin path and copy the path</text:p>
      <text:p text:style-name="Standard">- type "cd bin path" on cmd</text:p>
      <text:p text:style-name="Standard">- copy the jmx file path</text:p>
      <text:p text:style-name="Standard">- go to cmd and ( " jmeter -n -t pathofthescript\filename.jmx -l pathtotheresultfile\filename.csv " )</text:p>
      <text:p text:style-name="Standard">- you should see message on command window as "waiting for samples"</text:p>
      <text:p text:style-name="Standard">- you should see the results file created in the location with .csv extension</text:p>
      <text:p text:style-name="Standard"><text:s/></text:p>
      <text:p text:style-name="P1">4. Loop controller:</text:p>
      <text:p text:style-name="Standard"/>
      <text:p text:style-name="Standard">- assume a scenario where you have to execute a test with 2 users, and run launch and logout once per user and login is 3 times per user</text:p>
      <text:p text:style-name="Standard">- select Login ransaction </text:p>
      <text:p text:style-name="Standard">- right click on login transacton -&gt; add -&gt; logic controllers -&gt; Loop controller</text:p>
      <text:p text:style-name="Standard">- copy your <text:span text:style-name="T1">login transaction</text:span> to Loop controller</text:p>
      <text:p text:style-name="Standard">- select loop controller and make loop count as 3</text:p>
      <text:p text:style-name="Standard">- keep thread settings as no of threads 3, hold load for 15 mins</text:p>
      <text:p text:style-name="Standard">- start your t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12:54:08.719000000</dc:date>
    <meta:editing-duration>PT3M3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8" meta:word-count="310" meta:character-count="1637" meta:non-whitespace-character-count="1360"/>
  </office:meta>
</office:document-meta>
</file>